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eso</text:p>
          </table:table-cell>
          <table:table-cell table:style-name="Default" office:value-type="string" calcext:value-type="string">
            <text:p>Mun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table:style-name="ce2" office:value-type="string" calcext:value-type="string">
            <text:p>Acaraú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Barroquinh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Bela Cruz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amocim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haval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Itarem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Jijoca de Jericoacoar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artinópole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table:style-name="ce4" office:value-type="string" calcext:value-type="string">
            <text:p>Morrinhos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table:style-name="ce2" office:value-type="string" calcext:value-type="string">
            <text:p>Carnaubal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roatá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Guaraciaba do Norte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Ibiapin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São Benedito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Tianguá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Ubajar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Viçosa do Ceará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oreaú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Frecheirinh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oraújo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Uruoc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Alcântaras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eruoc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ariré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Forquilh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Graç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Groaíras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Irauçub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assapê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iraím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Mocambo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Pacujá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Santana do Acaraú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Senador Sá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Sobral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Ipu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Ipueiras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Pires Ferreir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Porang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Reriutab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Varjot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Catund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office:value-type="string" calcext:value-type="string">
            <text:p>Hidrolândia</text:p>
          </table:table-cell>
        </table:table-row>
        <table:table-row table:style-name="ro1">
          <table:table-cell office:value-type="string" calcext:value-type="string">
            <text:p>Mesorregião do Noroeste Cearense</text:p>
          </table:table-cell>
          <table:table-cell table:style-name="ce4" office:value-type="string" calcext:value-type="string">
            <text:p>Santa Quitéri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table:style-name="ce2" office:value-type="string" calcext:value-type="string">
            <text:p>Amontad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Itapipoc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Trairi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aracuru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araipab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Itapajé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Tururu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Umirim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Uruburetam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Apuiarés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General Sampaio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entecoste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São Luís do Curu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Tejuçuoc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Canindé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Caridade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Itatir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aramoti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Acarape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Aracoiab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Aratub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Baturité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Capistrano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Guaramirang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Itapiún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Mulungu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acoti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Palmáci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Redenção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Barreir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Chorozinho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Ocara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Beberibe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office:value-type="string" calcext:value-type="string">
            <text:p>Cascavel</text:p>
          </table:table-cell>
        </table:table-row>
        <table:table-row table:style-name="ro1">
          <table:table-cell office:value-type="string" calcext:value-type="string">
            <text:p>Mesorregião do Norte Cearense</text:p>
          </table:table-cell>
          <table:table-cell table:style-name="ce4" office:value-type="string" calcext:value-type="string">
            <text:p>Pindoretam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table:style-name="ce2" office:value-type="string" calcext:value-type="string">
            <text:p>Aquiraz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Caucai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Eusébio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Fortalez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Guaiúb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Itaiting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Maracanaú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Maranguape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Pacatuba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office:value-type="string" calcext:value-type="string">
            <text:p>Horizonte</text:p>
          </table:table-cell>
        </table:table-row>
        <table:table-row table:style-name="ro1">
          <table:table-cell office:value-type="string" calcext:value-type="string">
            <text:p>Mesorregião Metropolitana de Fortaleza</text:p>
          </table:table-cell>
          <table:table-cell table:style-name="ce4" office:value-type="string" calcext:value-type="string">
            <text:p>Pacajus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table:style-name="ce2" office:value-type="string" calcext:value-type="string">
            <text:p>Ararendá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Crateús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Independênci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Ipaporang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Monsenhor Tabos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Nova Russas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Novo Oriente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Quiterianópolis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Tamboril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Banabuiú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Boa Viagem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Choró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Ibaretam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Madalen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Quixadá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Quixeramobim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Aiuab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Arneiroz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Catarin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Parambu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Saboeiro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Tauá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Acopiar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Deputado Irapuan Pinheiro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Milhã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Mombaç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Pedra Branca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Piquet Carneiro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office:value-type="string" calcext:value-type="string">
            <text:p>Senador Pompeu</text:p>
          </table:table-cell>
        </table:table-row>
        <table:table-row table:style-name="ro1">
          <table:table-cell office:value-type="string" calcext:value-type="string">
            <text:p>Mesorregião dos Sertões Cearenses</text:p>
          </table:table-cell>
          <table:table-cell table:style-name="ce4" office:value-type="string" calcext:value-type="string">
            <text:p>Solonópole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table:style-name="ce2" office:value-type="string" calcext:value-type="string">
            <text:p>Aracati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Fortim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Icapuí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Itaiçab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Alto Santo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Ibicuiting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Jaguaruan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Limoeiro do Norte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Morada Nov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Palhano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Quixeré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Russas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São João do Jaguaribe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Tabuleiro do Norte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Jaguaretam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Jaguaribar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Jaguaribe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Ererê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Iracema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office:value-type="string" calcext:value-type="string">
            <text:p>Pereiro</text:p>
          </table:table-cell>
        </table:table-row>
        <table:table-row table:style-name="ro1">
          <table:table-cell office:value-type="string" calcext:value-type="string">
            <text:p>Mesorregião do Jaguaribe</text:p>
          </table:table-cell>
          <table:table-cell table:style-name="ce4" office:value-type="string" calcext:value-type="string">
            <text:p>Potiretama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table:style-name="ce2" office:value-type="string" calcext:value-type="string">
            <text:p>Cedro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Icó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Iguatu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Orós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Quixelô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Antonina do Norte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Cariús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Jucás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Tarrafas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Várzea Alegre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Baixio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Ipaumirim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office:value-type="string" calcext:value-type="string">
            <text:p>Lavras da Mangabeira</text:p>
          </table:table-cell>
        </table:table-row>
        <table:table-row table:style-name="ro1">
          <table:table-cell office:value-type="string" calcext:value-type="string">
            <text:p>Mesorregião do Centro-Sul Cearense</text:p>
          </table:table-cell>
          <table:table-cell table:style-name="ce4" office:value-type="string" calcext:value-type="string">
            <text:p>Umari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table:style-name="ce2" office:value-type="string" calcext:value-type="string">
            <text:p>Araripe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Assaré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Campos Sales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Potengi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Salitre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Altaneir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Caririaçu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Farias Brito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Granjeiro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Auror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Barro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Mauriti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Barbalh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Crato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Juazeiro do Norte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Missão Velh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Nova Olind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Porteiras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Santana do Cariri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Abaiara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Brejo Santo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Jati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office:value-type="string" calcext:value-type="string">
            <text:p>Milagres</text:p>
          </table:table-cell>
        </table:table-row>
        <table:table-row table:style-name="ro1">
          <table:table-cell office:value-type="string" calcext:value-type="string">
            <text:p>Mesorregião do Sul Cearense</text:p>
          </table:table-cell>
          <table:table-cell table:style-name="ce4" office:value-type="string" calcext:value-type="string">
            <text:p>Penafo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0:01:42.372949827</meta:creation-date>
    <dc:date>2016-10-11T00:03:09.085349741</dc:date>
    <meta:editing-duration>PT1M26S</meta:editing-duration>
    <meta:editing-cycles>1</meta:editing-cycles>
    <meta:document-statistic meta:table-count="1" meta:cell-count="370" meta:object-count="0"/>
    <meta:generator>LibreOffice/5.0.6.2$Linux_X86_64 LibreOffice_project/00$Build-2</meta:generator>
  </office:meta>
</office:document-meta>
</file>